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4" style:family="paragraph" style:parent-style-name="Standard">
      <style:paragraph-properties fo:line-height="150%" fo:text-align="justify" style:justify-single-word="false"/>
      <style:text-properties fo:language="en" fo:country="US" officeooo:rsid="000e46bc" officeooo:paragraph-rsid="000e46bc"/>
    </style:style>
    <style:style style:name="P5" style:family="paragraph" style:parent-style-name="Standard">
      <style:paragraph-properties fo:line-height="150%" fo:text-align="justify" style:justify-single-word="false"/>
      <style:text-properties fo:language="en" fo:country="US" officeooo:rsid="000e46bc" officeooo:paragraph-rsid="001170be"/>
    </style:style>
    <style:style style:name="P6" style:family="paragraph" style:parent-style-name="Standard">
      <style:paragraph-properties fo:line-height="150%" fo:text-align="justify" style:justify-single-word="false"/>
      <style:text-properties fo:language="en" fo:country="US" officeooo:rsid="000e46bc" officeooo:paragraph-rsid="00116843"/>
    </style:style>
    <style:style style:name="P7" style:family="paragraph" style:parent-style-name="Standard">
      <style:paragraph-properties fo:line-height="150%" fo:text-align="justify" style:justify-single-word="false"/>
      <style:text-properties fo:language="en" fo:country="US" officeooo:rsid="001170be" officeooo:paragraph-rsid="001170be"/>
    </style:style>
    <style:style style:name="P8" style:family="paragraph" style:parent-style-name="Standard">
      <style:paragraph-properties fo:line-height="150%" fo:text-align="justify" style:justify-single-word="false"/>
      <style:text-properties fo:language="en" fo:country="US" officeooo:rsid="00132c43" officeooo:paragraph-rsid="00132c43"/>
    </style:style>
    <style:style style:name="P9" style:family="paragraph" style:parent-style-name="Standard">
      <style:paragraph-properties fo:line-height="150%" fo:text-align="justify" style:justify-single-word="false"/>
      <style:text-properties fo:language="en" fo:country="US" officeooo:rsid="00157251" officeooo:paragraph-rsid="00157251"/>
    </style:style>
    <style:style style:name="P10" style:family="paragraph" style:parent-style-name="Standard">
      <style:paragraph-properties fo:line-height="150%" fo:text-align="justify" style:justify-single-word="false"/>
      <style:text-properties fo:language="en" fo:country="US" officeooo:rsid="00157251" officeooo:paragraph-rsid="0018fe9d"/>
    </style:style>
    <style:style style:name="P11" style:family="paragraph" style:parent-style-name="Standard">
      <style:paragraph-properties fo:line-height="150%" fo:text-align="justify" style:justify-single-word="false"/>
      <style:text-properties fo:language="en" fo:country="US" officeooo:rsid="0018fe9d" officeooo:paragraph-rsid="0018fe9d"/>
    </style:style>
    <style:style style:name="P12" style:family="paragraph" style:parent-style-name="Standard">
      <style:paragraph-properties fo:line-height="150%" fo:text-align="justify" style:justify-single-word="false"/>
      <style:text-properties fo:language="en" fo:country="US" officeooo:rsid="0018fe9d" officeooo:paragraph-rsid="001a0c48"/>
    </style:style>
    <style:style style:name="P13" style:family="paragraph" style:parent-style-name="Standard">
      <style:paragraph-properties fo:line-height="150%" fo:text-align="justify" style:justify-single-word="false"/>
      <style:text-properties fo:language="en" fo:country="US" officeooo:rsid="001a29a5" officeooo:paragraph-rsid="001a29a5"/>
    </style:style>
    <style:style style:name="P14" style:family="paragraph" style:parent-style-name="Standard">
      <style:paragraph-properties fo:line-height="150%" fo:text-align="justify" style:justify-single-word="false"/>
      <style:text-properties fo:language="en" fo:country="US" officeooo:rsid="001ba543" officeooo:paragraph-rsid="001ba543"/>
    </style:style>
    <style:style style:name="P15" style:family="paragraph" style:parent-style-name="Standard">
      <style:paragraph-properties fo:line-height="150%" fo:text-align="justify" style:justify-single-word="false"/>
      <style:text-properties fo:language="en" fo:country="US" officeooo:rsid="001ba543" officeooo:paragraph-rsid="001c48c5"/>
    </style:style>
    <style:style style:name="P16" style:family="paragraph" style:parent-style-name="Standard">
      <style:paragraph-properties fo:line-height="150%" fo:text-align="justify" style:justify-single-word="false"/>
      <style:text-properties fo:language="en" fo:country="US" officeooo:rsid="001d6282" officeooo:paragraph-rsid="001d6282"/>
    </style:style>
    <style:style style:name="P17" style:family="paragraph" style:parent-style-name="Standard">
      <style:paragraph-properties fo:line-height="150%" fo:text-align="justify" style:justify-single-word="false"/>
      <style:text-properties fo:language="en" fo:country="US" officeooo:rsid="001de863" officeooo:paragraph-rsid="001de863"/>
    </style:style>
    <style:style style:name="P18" style:family="paragraph" style:parent-style-name="Standard">
      <style:paragraph-properties fo:line-height="150%" fo:text-align="justify" style:justify-single-word="false"/>
      <style:text-properties fo:language="en" fo:country="US" officeooo:rsid="001f47f7" officeooo:paragraph-rsid="001f47f7"/>
    </style:style>
    <style:style style:name="P19" style:family="paragraph" style:parent-style-name="Standard">
      <style:paragraph-properties fo:line-height="150%" fo:text-align="justify" style:justify-single-word="false"/>
      <style:text-properties fo:language="en" fo:country="US" officeooo:rsid="001a0c48" officeooo:paragraph-rsid="001a0c48"/>
    </style:style>
    <style:style style:name="P20" style:family="paragraph" style:parent-style-name="Standard">
      <style:text-properties fo:language="en" fo:country="US" officeooo:rsid="00086be2" officeooo:paragraph-rsid="00218f76"/>
    </style:style>
    <style:style style:name="P21" style:family="paragraph" style:parent-style-name="Standard">
      <style:paragraph-properties fo:text-align="start" style:justify-single-word="false">
        <style:tab-stops/>
      </style:paragraph-properties>
    </style:style>
    <style:style style:name="P22" style:family="paragraph" style:parent-style-name="Standard">
      <style:text-properties style:text-underline-style="solid" style:text-underline-width="auto" style:text-underline-color="font-color" fo:font-weight="bold" officeooo:rsid="00086be2" officeooo:paragraph-rsid="00218f76" style:font-weight-asian="bold" style:font-weight-complex="bold"/>
    </style:style>
    <style:style style:name="P23"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18f76" officeooo:paragraph-rsid="00218f76" style:font-weight-asian="bold" style:font-weight-complex="bold"/>
    </style:style>
    <style:style style:name="P25"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26" style:family="paragraph" style:parent-style-name="Standard">
      <style:text-properties officeooo:rsid="00086be2" officeooo:paragraph-rsid="00218f76"/>
    </style:style>
    <style:style style:name="P27" style:family="paragraph" style:parent-style-name="Table_20_Contents">
      <style:text-properties officeooo:rsid="00086be2" officeooo:paragraph-rsid="00218f76"/>
    </style:style>
    <style:style style:name="P28" style:family="paragraph" style:parent-style-name="Table_20_Contents">
      <style:paragraph-properties fo:text-align="center" style:justify-single-word="false"/>
      <style:text-properties officeooo:rsid="00086be2" officeooo:paragraph-rsid="00218f76"/>
    </style:style>
    <style:style style:name="P29" style:family="paragraph" style:parent-style-name="Table_20_Contents">
      <style:text-properties officeooo:paragraph-rsid="00218f76"/>
    </style:style>
    <style:style style:name="P30" style:family="paragraph" style:parent-style-name="Standard">
      <style:text-properties officeooo:rsid="00218f76" officeooo:paragraph-rsid="00218f76"/>
    </style:style>
    <style:style style:name="P31"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32"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33"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34"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35" style:family="paragraph" style:parent-style-name="Table_20_Contents">
      <style:paragraph-properties fo:text-align="center" style:justify-single-word="false"/>
      <style:text-properties officeooo:rsid="000ba76c" officeooo:paragraph-rsid="00218f76"/>
    </style:style>
    <style:style style:name="P36" style:family="paragraph" style:parent-style-name="Table_20_Contents">
      <style:text-properties officeooo:rsid="000ba76c" officeooo:paragraph-rsid="00218f76"/>
    </style:style>
    <style:style style:name="P37" style:family="paragraph" style:parent-style-name="Table_20_Contents">
      <style:paragraph-properties fo:text-align="center" style:justify-single-word="false"/>
      <style:text-properties officeooo:paragraph-rsid="00218f76"/>
    </style:style>
    <style:style style:name="P38" style:family="paragraph" style:parent-style-name="Standard">
      <style:paragraph-properties fo:line-height="150%" fo:text-align="justify" style:justify-single-word="false"/>
      <style:text-properties fo:language="en" fo:country="US" officeooo:rsid="00214747" officeooo:paragraph-rsid="00214747"/>
    </style:style>
    <style:style style:name="P39"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40"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41"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officeooo:rsid="0014eb75"/>
    </style:style>
    <style:style style:name="T9" style:family="text">
      <style:text-properties officeooo:rsid="0015b517"/>
    </style:style>
    <style:style style:name="T10" style:family="text">
      <style:text-properties officeooo:rsid="0016f14a"/>
    </style:style>
    <style:style style:name="T11" style:family="text">
      <style:text-properties officeooo:rsid="0017fc7d"/>
    </style:style>
    <style:style style:name="T12" style:family="text">
      <style:text-properties officeooo:rsid="001800c9"/>
    </style:style>
    <style:style style:name="T13" style:family="text">
      <style:text-properties officeooo:rsid="0018fe9d"/>
    </style:style>
    <style:style style:name="T14" style:family="text">
      <style:text-properties officeooo:rsid="0004b113"/>
    </style:style>
    <style:style style:name="T15" style:family="text">
      <style:text-properties officeooo:rsid="00197988"/>
    </style:style>
    <style:style style:name="T16" style:family="text">
      <style:text-properties officeooo:rsid="001a0c48"/>
    </style:style>
    <style:style style:name="T17" style:family="text">
      <style:text-properties officeooo:rsid="001a29a5"/>
    </style:style>
    <style:style style:name="T18" style:family="text">
      <style:text-properties fo:font-weight="bold" style:font-weight-asian="bold" style:font-weight-complex="bold"/>
    </style:style>
    <style:style style:name="T19" style:family="text">
      <style:text-properties officeooo:rsid="001ba543"/>
    </style:style>
    <style:style style:name="T20" style:family="text">
      <style:text-properties fo:font-style="italic" style:font-style-asian="italic" style:font-style-complex="italic"/>
    </style:style>
    <style:style style:name="T21" style:family="text">
      <style:text-properties officeooo:rsid="001c48c5"/>
    </style:style>
    <style:style style:name="T22" style:family="text">
      <style:text-properties officeooo:rsid="001de863"/>
    </style:style>
    <style:style style:name="T23" style:family="text">
      <style:text-properties officeooo:rsid="001f47f7"/>
    </style:style>
    <style:style style:name="T24" style:family="text">
      <style:text-properties officeooo:rsid="000ba76c"/>
    </style:style>
    <style:style style:name="T25" style:family="text">
      <style:text-properties officeooo:rsid="00086be2"/>
    </style:style>
    <style:style style:name="T26" style:family="text">
      <style:text-properties officeooo:rsid="0009c1a1"/>
    </style:style>
    <style:style style:name="T27" style:family="text">
      <style:text-properties officeooo:rsid="000c73d6"/>
    </style:style>
    <style:style style:name="T28" style:family="text">
      <style:text-properties officeooo:rsid="002365bd"/>
    </style:style>
    <style:style style:name="T29" style:family="text">
      <style:text-properties officeooo:rsid="002389be"/>
    </style:style>
    <style:style style:name="T30" style:family="text">
      <style:text-properties officeooo:rsid="0025152d"/>
    </style:style>
    <style:style style:name="T31" style:family="text">
      <style:text-properties officeooo:rsid="002575e4"/>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3"><text:tab/></text:p>
      <text:p text:style-name="P4"><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5"><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6"><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7">Generating data could serve several <text:span text:style-name="T6">purposes  such as :</text:span></text:p>
      <text:p text:style-name="P7">* providing training data for more complex NLP task implying linguistic change (strategy adoptet<text:span text:style-name="T6">t</text:span> by Fourrier and Sagot, but with a minimal modelization of some changes of romance langages)</text:p>
      <text:p text:style-name="P7">* <text:span text:style-name="T6">disposing of a parametrizable tool to predict possible future evolutions of existing langages.</text:span></text:p>
      <text:p text:style-name="P7"><text:soft-page-break/>* <text:span text:style-name="T6">tuning an experimental device and taking some time to think about linguistic change as an occasion to better understand its key components and invariant.</text:span></text:p>
      <text:p text:style-name="P7">* <text:span text:style-name="T6">as a more recreational activity, being able to generate an infinity of non existent, but plausible mock languages. </text:span></text:p>
      <text:p text:style-name="P8"><text:tab/><text:span text:style-name="T8">Nevertheless, sound change is a very complex and multi-factorial phenomenon. Its modelization </text:span><text:span text:style-name="T9">demand</text:span><text:span text:style-name="T10">s</text:span><text:span text:style-name="T9">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0">o</text:span><text:span text:style-name="T9">llable and parametrizable to run several experiments, and </text:span><text:span text:style-name="T10">it shouldn’t generate absurd changes, or display too frequently the rarest , yet attested, patterns of evolution. <text:s/>Such questions will be dealt with in the first part of this submitted report. </text:span></text:p>
      <text:p text:style-name="P8"><text:tab/><text:span text:style-name="T10">We ‘ll next present the global functioning of our program and some key aspects of its implementation before putting it into good use. In a last section, </text:span><text:span text:style-name="T11">some code parts or theoretical assumptions will be assessed, as several</text:span><text:span text:style-name="T10"> perspective</text:span><text:span text:style-name="T11">s</text:span><text:span text:style-name="T10"> of future development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I) Modelizing, aka simplifying sound change.</text:p>
      <text:p text:style-name="P9"/>
      <text:p text:style-name="P10"><text:tab/><text:span text:style-name="T12">In order to build a sound change generator, that will be used to transform a language into another one, a clear definition of what is sound change has to be developed, therefore taking position into important scientific debates. </text:span><text:span text:style-name="T13">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9"/>
      <text:p text:style-name="P11">1) <text:span text:style-name="T14">) Embedding a sound : </text:span>a way to encode information about a phoneme.</text:p>
      <text:p text:style-name="P11"/>
      <text:p text:style-name="P11"><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5">Moreover, for instance in french, there is not always a correspondence between the grapheme and the phoneme. A phonological retranscription of the words should be chosen to avoid this kind of difficulties. </text:span><text:span text:style-name="T16">We’ll use transcriptions in the IPA alphabet, for they are broadily available online (especially on the wiktionnary) and widely used cross linguistically. </text:span></text:p>
      <text:p text:style-name="P12"><text:tab/><text:span text:style-name="T16">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19">* <text:s/>they are some cases left unfilled in the IPA, <text:s/>while those sounds can be pronounced and could be attested in some languages.</text:p>
      <text:p text:style-name="P12">* <text:span text:style-name="T17">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3">That’s why event If the IPA is used as a basis and as a tool to display words, <text:span text:style-name="T18">a feature based representation</text:span> of phonemes <text:span text:style-name="T19">is chosen</text:span>, as it became quite custom. <text:span text:style-name="T19">Hartman for instance opted for the tool Phono for a feature based format inspired by the works of Chomsky : </text:span></text:p>
      <text:p text:style-name="P13"><text:tab/>“<text:span text:style-name="T20">Phono has adopted, with minimal modification, most of the features defined in The Sound Pattern of English (Chomsky and Halle 1968:298-329)—known as SPE—(20 of them in the present </text:span><text:soft-page-break/><text:span text:style-name="T20">version) because that work represents a unique moment of near-consensus in the development of phonological theory.</text:span>”</text:p>
      <text:p text:style-name="P14">Chomsky and Halle listed around 26 boolean features, whose combination could produce all the existing phonemes of the IPA. <text:s/></text:p>
      <text:p text:style-name="P15"><text:tab/>Such a representation is interesting because : <text:s/></text:p>
      <text:p text:style-name="P15">* it has a far richer semantic. There is always a simple way to check whether a sound is for instance stressed, round…</text:p>
      <text:p text:style-name="P14">*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14">* this representation <text:span text:style-name="T21">as a list of boolean is uniform and easy to manipulate.</text:span></text:p>
      <text:p text:style-name="P14"><text:tab/><text:span text:style-name="T21">On the other hand, it is maybe to schematic. It is a very practical and informative way to sort out sounds, but do not express the complexity of relation they have between them :</text:span></text:p>
      <text:p text:style-name="P14">* <text:span text:style-name="T21">some features just exist to separate two phonemes and are left inactive most of the time. There is a lack of balance between a group of major and determining <text:s/>features, and the others.</text:span></text:p>
      <text:p text:style-name="P14">* <text:span text:style-name="T21">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14">* <text:span text:style-name="T21">the list of features is in fact not fixed, because phoneticians debate by means of article, of the importance or lack of importance of features. They do not have intrinseque reality.</text:span></text:p>
      <text:p text:style-name="P14">* <text:span text:style-name="T21">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14"/>
      <text:p text:style-name="P14"><text:tab/><text:span text:style-name="T21">Therefore the need to develop a feature based representation of sound that avoid these pitfalls : by allowing discrete values as fields, and trying to make sure that there are not two features that cannot take a certain value simultaneously. </text:span></text:p>
      <text:p text:style-name="P14"/>
      <text:p text:style-name="P14"/>
      <text:p text:style-name="P14"/>
      <text:p text:style-name="P14"/>
      <text:p text:style-name="P14"/>
      <text:p text:style-name="P14"/>
      <text:p text:style-name="P16"><text:soft-page-break/>a) a first attempt in the early versions of the program</text:p>
      <text:p text:style-name="P16"/>
      <text:p text:style-name="P16">A first version of a feature template was designed, close to the SPE representation, eliminating the features that appeared too rarely, and grouping together boolean features that could become discrete.</text:p>
      <text:p text:style-name="P16">The disctinction between vowel and consonant was encoded in the first case of the list, while the other features were ordered according to their importance. </text:p>
      <text:p text:style-name="P17">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21">syllabic</text:p>
          </table:table-cell>
          <table:table-cell table:style-name="Table1.A1" office:value-type="string">
            <text:p text:style-name="P21">consonant<text:span text:style-name="T22">al</text:span></text:p>
          </table:table-cell>
          <table:table-cell table:style-name="Table1.A1" office:value-type="string">
            <text:p text:style-name="P21">height</text:p>
          </table:table-cell>
          <table:table-cell table:style-name="Table1.A1" office:value-type="string">
            <text:p text:style-name="P21">back</text:p>
          </table:table-cell>
          <table:table-cell table:style-name="Table1.A1" office:value-type="string">
            <text:p text:style-name="P21">round</text:p>
          </table:table-cell>
          <table:table-cell table:style-name="Table1.A1" office:value-type="string">
            <text:p text:style-name="P21">voice</text:p>
          </table:table-cell>
          <table:table-cell table:style-name="Table1.A1" office:value-type="string">
            <text:p text:style-name="P21">plosive</text:p>
          </table:table-cell>
          <table:table-cell table:style-name="Table1.A1" office:value-type="string">
            <text:p text:style-name="P21">nasal</text:p>
          </table:table-cell>
          <table:table-cell table:style-name="Table1.A1" office:value-type="string">
            <text:p text:style-name="P21">fricative</text:p>
          </table:table-cell>
          <table:table-cell table:style-name="Table1.A1" office:value-type="string">
            <text:p text:style-name="P21">lateral</text:p>
          </table:table-cell>
          <table:table-cell table:style-name="Table1.A1" office:value-type="string">
            <text:p text:style-name="P21">trill</text:p>
          </table:table-cell>
          <table:table-cell table:style-name="Table1.A1" office:value-type="string">
            <text:p text:style-name="P21">aspiration</text:p>
          </table:table-cell>
        </table:table-row>
      </table:table>
      <text:p text:style-name="Standard"/>
      <text:p text:style-name="P17">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17"/>
      <text:p text:style-name="P18">b) a second attempt : tuples out of ten</text:p>
      <text:p text:style-name="P14"/>
      <text:p text:style-name="P14"><text:tab/><text:span text:style-name="T23">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14"/>
      <text:p text:style-name="P14"/>
      <text:p text:style-name="P14"/>
      <text:p text:style-name="P14"/>
      <text:p text:style-name="P14"/>
      <text:p text:style-name="P14"/>
      <text:p text:style-name="P14"/>
      <text:p text:style-name="P14"/>
      <text:p text:style-name="P14"/>
      <text:p text:style-name="P38"><draw:frame text:anchor-type="paragraph" draw:z-index="5" draw:name="Text Frame 3" draw:style-name="gr1" draw:text-style-name="P41" svg:width="3.809cm" svg:height="2.761cm" svg:x="12.455cm" svg:y="8.072cm"><draw:text-box><text:p>Second Tuple encoding secondary information about the phoneme</text:p></draw:text-box></draw:frame><text:soft-page-break/><text:tab/>The semantic of features is sum up in the following diagram : </text:p>
      <text:p text:style-name="P38"><text:s/></text:p>
      <table:table table:name="Table2" table:style-name="Table2">
        <table:table-column table:style-name="Table2.A"/>
        <table:table-column table:style-name="Table2.B"/>
        <table:table-row table:style-name="TableLine1883072852704">
          <table:table-cell table:style-name="Table2.A1" table:number-columns-spanned="2" office:value-type="string">
            <text:p text:style-name="P28"><draw:frame text:anchor-type="paragraph" draw:z-index="3" draw:name="Text Frame 1" draw:style-name="gr3" draw:text-style-name="P41" svg:width="4.527cm" svg:height="1.04cm" svg:x="12.046cm" svg:y="1.556cm"><draw:text-box><text:p>Coded as field (bool) of the phoneme Object</text:p></draw:text-box></draw:frame><draw:frame text:anchor-type="paragraph" draw:z-index="4" draw:name="Text Frame 2" draw:style-name="gr2" draw:text-style-name="P41" svg:width="3.319cm" svg:height="3.128cm" svg:x="12.423cm" svg:y="3.889cm"><draw:text-box><text:p>Row of length 5 encoding the second element of the features tuple</text:p></draw:text-box></draw:frame>Phoneme </text:p>
          </table:table-cell>
          <table:covered-table-cell/>
        </table:table-row>
        <table:table-row table:style-name="TableLine1883072849168">
          <table:table-cell table:style-name="Table2.A2" office:value-type="string">
            <text:p text:style-name="P28">Vowell</text:p>
          </table:table-cell>
          <table:table-cell table:style-name="Table2.B2" office:value-type="string">
            <text:p text:style-name="P28">Consonant </text:p>
          </table:table-cell>
        </table:table-row>
        <table:table-row table:style-name="TableLine1883072855424">
          <table:table-cell table:style-name="Table2.A3" table:number-columns-spanned="2" office:value-type="string">
            <text:p text:style-name="P28"><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1883072849712">
          <table:table-cell table:style-name="Table2.A4" table:number-columns-spanned="2" office:value-type="string">
            <text:p text:style-name="P35">Voiced</text:p>
          </table:table-cell>
          <table:covered-table-cell/>
        </table:table-row>
        <table:table-row table:style-name="TableLine1883072846992">
          <table:table-cell table:style-name="Table2.A5" office:value-type="string">
            <text:p text:style-name="P28">Front (int between 0 and 2)</text:p>
          </table:table-cell>
          <table:table-cell table:style-name="Table2.B5" office:value-type="string">
            <text:p text:style-name="P28">Place of articulation (int between 0 and 11)</text:p>
          </table:table-cell>
        </table:table-row>
        <table:table-row table:style-name="TableLine1883072854336">
          <table:table-cell table:style-name="Table2.A5" office:value-type="string">
            <text:p text:style-name="P28"><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4">6</text:span>)</text:p>
          </table:table-cell>
          <table:table-cell table:style-name="Table2.B5" office:value-type="string">
            <text:p text:style-name="P37"><text:s/><text:span text:style-name="T25">Plosive (bool)</text:span></text:p>
          </table:table-cell>
        </table:table-row>
        <table:table-row table:style-name="TableLine1883072848080">
          <table:table-cell table:style-name="Table2.A2" table:number-rows-spanned="4" office:value-type="string">
            <text:p text:style-name="P37"/>
          </table:table-cell>
          <table:table-cell table:style-name="Table2.B5" office:value-type="string">
            <text:p text:style-name="P28">Fricative (bool)</text:p>
          </table:table-cell>
        </table:table-row>
        <table:table-row table:style-name="TableLine1883072848352">
          <table:covered-table-cell table:style-name="Table2.A2"/>
          <table:table-cell table:style-name="Table2.B5" office:value-type="string">
            <text:p text:style-name="P28">Nasal (bool)</text:p>
          </table:table-cell>
        </table:table-row>
        <table:table-row table:style-name="TableLine1883072790688">
          <table:covered-table-cell table:style-name="Table2.A2"/>
          <table:table-cell table:style-name="Table2.B5" office:value-type="string">
            <text:p text:style-name="P28">Trill/Flap (int between 0 and 2)</text:p>
          </table:table-cell>
        </table:table-row>
        <table:table-row table:style-name="TableLine1883072802384">
          <table:covered-table-cell table:style-name="Table2.A2"/>
          <table:table-cell table:style-name="Table2.B5" office:value-type="string">
            <text:p text:style-name="P28">Lateral (<text:span text:style-name="T26">bool</text:span>)</text:p>
          </table:table-cell>
        </table:table-row>
        <table:table-row table:style-name="TableLine1883072815168">
          <table:table-cell table:style-name="Table2.A11" office:value-type="string">
            <text:p text:style-name="P28"><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28">Secondary articulation (int, <text:span text:style-name="T27">some</text:span> possibilities, same as the corresponding place)</text:p>
          </table:table-cell>
        </table:table-row>
        <table:table-row table:style-name="TableLine1883003524864">
          <table:table-cell table:style-name="Table2.A11" office:value-type="string">
            <text:p text:style-name="P27">Nasal (bool)</text:p>
          </table:table-cell>
          <table:table-cell table:style-name="Table2.B11" office:value-type="string">
            <text:p text:style-name="P29"><text:s/><text:span text:style-name="T25">Pre-Nasal (bool)</text:span></text:p>
          </table:table-cell>
        </table:table-row>
        <table:table-row table:style-name="TableLine1883003522416">
          <table:table-cell table:style-name="Table2.A2" office:value-type="string">
            <text:p text:style-name="P36"/>
          </table:table-cell>
          <table:table-cell table:style-name="Table2.B11" office:value-type="string">
            <text:p text:style-name="P27">Aspirated (bool)</text:p>
          </table:table-cell>
        </table:table-row>
      </table:table>
      <text:p text:style-name="P23"/>
      <text:p text:style-name="P23"/>
      <text:p text:style-name="P25">2) Short considerations about language</text:p>
      <text:p text:style-name="P23"/>
      <text:p text:style-name="P31"><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28">serve as input of the whole program. </text:span></text:p>
      <text:p text:style-name="P31"/>
      <text:p text:style-name="P31">* <text:span text:style-name="T28">words (to be exact, wordforms) :</text:span></text:p>
      <text:p text:style-name="P33">A word of a language can be basically seen as an ordered sequence of sounds or phonemes, that can be uttered alone (formal autonomy) and has a meaning and/or functionnal role in the language.</text:p>
      <text:p text:style-name="P33">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33"/>
      <text:p text:style-name="P33"/>
      <text:p text:style-name="P33"><text:soft-page-break/>A word can be represented in several ways, as it is taken into account in our program</text:p>
      <text:p text:style-name="P34">citation form (in the original alphabet) : <text:s text:c="6"/>appressum</text:p>
      <text:p text:style-name="P32"><text:span text:style-name="T29">IPA representation :<text:tab/><text:tab/> <text:tab/> <text:s text:c="10"/></text:span>ap'pres.sum</text:p>
      <text:p text:style-name="P32">syllabation : <text:s text:c="49"/>ap/'pres/sum/</text:p>
      <text:p text:style-name="P32">structure : <text:s text:c="47"/>#VC/CCvC/CVC#</text:p>
      <text:p text:style-name="P32">stress pattern : <text:s text:c="52"/>_/S/_</text:p>
      <text:p text:style-name="P34">The global structure CV marks the distinction between consonants and vowels. <text:span text:style-name="T30">(</text:span><text:span text:style-name="T31">Later, a distinction between simple consonants and sonorants R could be implemented). </text:span></text:p>
      <text:p text:style-name="P34"/>
      <text:p text:style-name="P34">* <text:span text:style-name="T31">languages :</text:span></text:p>
      <text:p text:style-name="P40">Linguistic change do not only modify word-forms, but whole languages transforming them into a new languages. At first, an innovation appear on a particular wordform, and is spread by usage until it becomes the new norm and then acc</text:p>
      <text:p text:style-name="P34"/>
      <text:p text:style-name="P22"/>
      <text:p text:style-name="P24"><text:span text:style-name="T29">3</text:span><text:span text:style-name="T14">) What are the ingredient of a sound change ?</text:span></text:p>
      <text:p text:style-name="P26"/>
      <text:p text:style-name="P30">D</text:p>
      <text:p text:style-name="P26"/>
      <text:p text:style-name="P26"/>
      <text:p text:style-name="P26"/>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3T12:55:29.020000000</dc:date>
    <meta:editing-duration>PT5H1M41S</meta:editing-duration>
    <meta:editing-cycles>14</meta:editing-cycles>
    <meta:generator>LibreOffice/7.2.2.2$Windows_X86_64 LibreOffice_project/02b2acce88a210515b4a5bb2e46cbfb63fe97d56</meta:generator>
    <meta:document-statistic meta:table-count="2" meta:image-count="0" meta:object-count="0" meta:page-count="7" meta:paragraph-count="88" meta:word-count="2140" meta:character-count="13241" meta:non-whitespace-character-count="10969"/>
  </office:meta>
</office:document-meta>
</file>